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99cm" svg:stroke-color="#3465a4" draw:stroke-linejoin="round" svg:stroke-linecap="butt" draw:fill="none" fo:padding-top="0.049cm" fo:padding-bottom="0.049cm" fo:padding-left="0.049cm" fo:padding-right="0.049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4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5" style:family="graphic" style:parent-style-name="standard">
      <style:graphic-properties draw:stroke="solid" svg:stroke-width="0.101cm" svg:stroke-color="#000000" draw:stroke-linejoin="round" svg:stroke-linecap="butt" draw:fill="none" fo:padding-top="0.05cm" fo:padding-bottom="0.05cm" fo:padding-left="0.05cm" fo:padding-right="0.05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729fcf"/>
    </style:style>
    <style:style style:name="gr8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09cm" fo:min-width="0.77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09cm" fo:min-width="0.77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44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40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5cm" fo:min-width="0.44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6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08cm" fo:min-width="0.7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78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19" style:family="graphic" style:parent-style-name="standard">
      <style:graphic-properties draw:stroke="none" svg:stroke-color="#000000" draw:fill="none" draw:fill-color="#ffffff" fo:min-height="2.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50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729fc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start" style:writing-mode="lr-tb"/>
      <style:text-properties fo:font-size="10.3999996185303pt" style:font-size-asian="10.3999996185303pt" style:font-size-complex="10.3999996185303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3" style:family="text">
      <style:text-properties fo:color="#000000" style:font-name="Liberation Sans2" fo:font-size="10.3999996185303pt" style:font-size-asian="10.3999996185303pt" style:font-name-complex="Liberation Sans2" style:font-size-complex="10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6.402cm" svg:height="10.099cm" svg:x="15.497cm" svg:y="3.7cm" svg:viewBox="0 0 6403 10100" draw:points="6403,10100 6403,0 0,0 0,913">
          <text:p/>
        </draw:polyline>
        <draw:line draw:style-name="gr2" draw:text-style-name="P2" draw:layer="layout" svg:x1="17.7cm" svg:y1="16.1cm" svg:x2="17.7cm" svg:y2="18.1cm">
          <text:p/>
        </draw:line>
        <draw:line draw:style-name="gr2" draw:text-style-name="P2" draw:layer="layout" svg:x1="15.5cm" svg:y1="8.5cm" svg:x2="20.1cm" svg:y2="8.5cm">
          <text:p/>
        </draw:line>
        <draw:line draw:style-name="gr3" draw:text-style-name="P1" draw:layer="layout" svg:x1="18.977cm" svg:y1="18.545cm" svg:x2="16.4cm" svg:y2="18.556cm">
          <text:p/>
        </draw:line>
        <draw:line draw:style-name="gr3" draw:text-style-name="P1" draw:layer="layout" svg:x1="18.98cm" svg:y1="18.538cm" svg:x2="16.4cm" svg:y2="18.549cm">
          <text:p/>
        </draw:line>
        <draw:line draw:style-name="gr3" draw:text-style-name="P1" draw:layer="layout" svg:x1="17.103cm" svg:y1="18.774cm" svg:x2="18.383cm" svg:y2="18.774cm">
          <text:p/>
        </draw:line>
        <draw:line draw:style-name="gr3" draw:text-style-name="P1" draw:layer="layout" svg:x1="17.448cm" svg:y1="18.972cm" svg:x2="18.066cm" svg:y2="18.972cm">
          <text:p/>
        </draw:line>
        <draw:line draw:style-name="gr3" draw:text-style-name="P1" draw:layer="layout" svg:x1="17.688cm" svg:y1="18.509cm" svg:x2="17.7cm" svg:y2="18cm">
          <text:p/>
        </draw:line>
        <draw:polyline draw:style-name="gr1" draw:text-style-name="P1" draw:layer="layout" svg:width="14.524cm" svg:height="4.12cm" svg:x="7.382cm" svg:y="13.779cm" svg:viewBox="0 0 14525 4121" draw:points="0,921 0,4121 14525,4121 14525,0">
          <text:p/>
        </draw:polyline>
        <draw:polyline draw:style-name="gr1" draw:text-style-name="P1" draw:layer="layout" svg:width="8.141cm" svg:height="2.914cm" svg:x="7.382cm" svg:y="14.985cm" svg:viewBox="0 0 8142 2915" draw:points="0,52 0,2915 8142,2915 8142,0">
          <text:p/>
        </draw:polyline>
        <draw:frame draw:style-name="gr4" draw:text-style-name="P4" draw:layer="layout" svg:width="27.7cm" svg:height="1.6cm" svg:x="1cm" svg:y="1cm">
          <draw:text-box>
            <text:p text:style-name="P3"><text:span text:style-name="T1">Output Stage</text:span></text:p>
          </draw:text-box>
        </draw:frame>
        <draw:line draw:style-name="gr5" draw:text-style-name="P1" draw:layer="layout" svg:x1="13.986cm" svg:y1="13.252cm" svg:x2="13.986cm" svg:y2="10.05cm">
          <text:p/>
        </draw:line>
        <draw:line draw:style-name="gr5" draw:text-style-name="P1" draw:layer="layout" svg:x1="15.568cm" svg:y1="13.294cm" svg:x2="13.986cm" svg:y2="12.45cm">
          <text:p/>
        </draw:line>
        <draw:line draw:style-name="gr5" draw:text-style-name="P1" draw:layer="layout" svg:x1="15.567cm" svg:y1="10.023cm" svg:x2="14.539cm" svg:y2="10.578cm">
          <text:p/>
        </draw:line>
        <draw:polygon draw:style-name="gr6" draw:text-style-name="P5" draw:layer="layout" svg:width="0.674cm" svg:height="0.51cm" svg:x="13.986cm" svg:y="10.36cm" svg:viewBox="0 0 675 511" draw:points="0,511 675,402 481,0">
          <text:p/>
        </draw:polygon>
        <draw:line draw:style-name="gr5" draw:text-style-name="P1" draw:layer="layout" svg:x1="15.523cm" svg:y1="14.896cm" svg:x2="15.523cm" svg:y2="13.293cm">
          <text:p/>
        </draw:line>
        <draw:line draw:style-name="gr5" draw:text-style-name="P1" draw:layer="layout" svg:x1="15.523cm" svg:y1="10.044cm" svg:x2="15.523cm" svg:y2="8.441cm">
          <text:p/>
        </draw:line>
        <draw:line draw:style-name="gr5" draw:text-style-name="P1" draw:layer="layout" svg:x1="12.453cm" svg:y1="11.613cm" svg:x2="13.943cm" svg:y2="11.613cm">
          <text:p/>
        </draw:line>
        <draw:path draw:style-name="gr7" draw:text-style-name="P6" draw:layer="layout" svg:width="2.255cm" svg:height="2.356cm" svg:x="20.799cm" svg:y="4.924cm" svg:viewBox="0 0 2256 2357" svg:d="M1129 0c639 0 1127 511 1127 1177s-488 1180-1127 1180-1129-514-1129-1180 490-1177 1129-1177zM0 0zM2256 2357z">
          <text:p/>
        </draw:path>
        <draw:path draw:style-name="gr8" draw:text-style-name="P1" draw:layer="layout" svg:width="2.255cm" svg:height="2.356cm" svg:x="20.799cm" svg:y="4.924cm" svg:viewBox="0 0 2256 2357" svg:d="M1129 0c639 0 1127 511 1127 1177s-488 1180-1127 1180-1129-514-1129-1180 490-1177 1129-1177z">
          <text:p/>
        </draw:path>
        <draw:polygon draw:style-name="gr8" draw:text-style-name="P1" draw:layer="layout" svg:width="0cm" svg:height="0cm" svg:x="23.9cm" svg:y="4.677cm" svg:viewBox="0 0 0 0" draw:points="0,0">
          <text:p/>
        </draw:polygon>
        <draw:polygon draw:style-name="gr8" draw:text-style-name="P1" draw:layer="layout" svg:width="0cm" svg:height="0cm" svg:x="23.054cm" svg:y="7.279cm" svg:viewBox="0 0 0 0" draw:points="0,0">
          <text:p/>
        </draw:polygon>
        <draw:frame draw:style-name="gr9" draw:text-style-name="P8" draw:layer="layout" svg:width="0.776cm" svg:height="0.909cm" svg:x="21.699cm" svg:y="5.194cm">
          <draw:text-box>
            <text:p text:style-name="P7"><text:span text:style-name="T2">+</text:span></text:p>
          </draw:text-box>
        </draw:frame>
        <draw:path draw:style-name="gr7" draw:text-style-name="P6" draw:layer="layout" svg:width="2.259cm" svg:height="2.356cm" svg:x="6.251cm" svg:y="12.712cm" svg:viewBox="0 0 2260 2357" svg:d="M1131 0c640 0 1129 508 1129 1176 0 667-489 1176-1129 1176-639 0-1131-509-1131-1176 0-668 492-1176 1131-1176zM0 0zM2260 2357z">
          <text:p/>
        </draw:path>
        <draw:path draw:style-name="gr8" draw:text-style-name="P1" draw:layer="layout" svg:width="2.259cm" svg:height="2.351cm" svg:x="6.251cm" svg:y="12.712cm" svg:viewBox="0 0 2260 2352" svg:d="M1131 0c640 0 1129 508 1129 1176 0 667-489 1176-1129 1176-639 0-1131-509-1131-1176 0-668 492-1176 1131-1176z">
          <text:p/>
        </draw:path>
        <draw:polygon draw:style-name="gr8" draw:text-style-name="P1" draw:layer="layout" svg:width="0cm" svg:height="0cm" svg:x="6.251cm" svg:y="12.712cm" svg:viewBox="0 0 0 0" draw:points="0,0">
          <text:p/>
        </draw:polygon>
        <draw:polygon draw:style-name="gr8" draw:text-style-name="P1" draw:layer="layout" svg:width="0cm" svg:height="0cm" svg:x="8.51cm" svg:y="15.067cm" svg:viewBox="0 0 0 0" draw:points="0,0">
          <text:p/>
        </draw:polygon>
        <draw:frame draw:style-name="gr9" draw:text-style-name="P8" draw:layer="layout" svg:width="0.776cm" svg:height="0.909cm" svg:x="21.798cm" svg:y="6.104cm">
          <draw:text-box>
            <text:p text:style-name="P7"><text:span text:style-name="T2">-</text:span></text:p>
          </draw:text-box>
        </draw:frame>
        <draw:frame draw:style-name="gr9" draw:text-style-name="P8" draw:layer="layout" svg:width="0.776cm" svg:height="0.909cm" svg:x="7.154cm" svg:y="12.982cm">
          <draw:text-box>
            <text:p text:style-name="P7"><text:span text:style-name="T2">+</text:span></text:p>
          </draw:text-box>
        </draw:frame>
        <draw:polyline draw:style-name="gr1" draw:text-style-name="P1" draw:layer="layout" svg:width="5.071cm" svg:height="1.112cm" svg:x="7.382cm" svg:y="11.6cm" svg:viewBox="0 0 5072 1113" draw:points="5072,0 0,0 0,1113">
          <text:p/>
        </draw:polyline>
        <draw:frame draw:style-name="gr10" draw:text-style-name="P8" draw:layer="layout" svg:width="0.777cm" svg:height="0.909cm" svg:x="7.253cm" svg:y="13.893cm">
          <draw:text-box>
            <text:p text:style-name="P7"><text:span text:style-name="T2">-</text:span></text:p>
          </draw:text-box>
        </draw:frame>
        <draw:frame draw:style-name="gr9" draw:text-style-name="P8" draw:layer="layout" svg:width="0.776cm" svg:height="0.909cm" svg:x="8.812cm" svg:y="13.572cm">
          <draw:text-box>
            <text:p text:style-name="P7"><text:span text:style-name="T2">v</text:span></text:p>
          </draw:text-box>
        </draw:frame>
        <draw:frame draw:style-name="gr11" draw:text-style-name="P9" draw:layer="layout" svg:width="0.448cm" svg:height="0.526cm" svg:x="9.205cm" svg:y="14.148cm">
          <draw:text-box>
            <text:p text:style-name="P7"><text:span text:style-name="T3">I</text:span></text:p>
          </draw:text-box>
        </draw:frame>
        <draw:frame draw:style-name="gr12" draw:text-style-name="P8" draw:layer="layout" svg:width="0.404cm" svg:height="0.712cm" svg:x="19.896cm" svg:y="8.9cm">
          <draw:text-box>
            <text:p text:style-name="P7"><text:span text:style-name="T2">+</text:span></text:p>
          </draw:text-box>
        </draw:frame>
        <draw:frame draw:style-name="gr9" draw:text-style-name="P8" draw:layer="layout" svg:width="0.776cm" svg:height="0.909cm" svg:x="19.9cm" svg:y="12.6cm">
          <draw:text-box>
            <text:p text:style-name="P7"><text:span text:style-name="T2">v</text:span></text:p>
          </draw:text-box>
        </draw:frame>
        <draw:frame draw:style-name="gr13" draw:text-style-name="P9" draw:layer="layout" svg:width="0.448cm" svg:height="0.525cm" svg:x="20.289cm" svg:y="13.181cm">
          <draw:text-box>
            <text:p text:style-name="P7"><text:span text:style-name="T3">O</text:span></text:p>
          </draw:text-box>
        </draw:frame>
        <draw:path draw:style-name="gr7" draw:text-style-name="P6" draw:layer="layout" svg:width="0.432cm" svg:height="0.482cm" svg:x="19.9cm" svg:y="8.318cm" svg:viewBox="0 0 433 483" svg:d="M218 0c125 0 215 103 215 239 0 135-90 240-215 240-123 0-218-105-218-240 0-136 95-239 218-239zM0 0zM433 483z">
          <text:p/>
        </draw:path>
        <draw:path draw:style-name="gr8" draw:text-style-name="P1" draw:layer="layout" svg:width="0.432cm" svg:height="0.478cm" svg:x="19.9cm" svg:y="8.322cm" svg:viewBox="0 0 433 479" svg:d="M218 0c125 0 215 103 215 239 0 135-90 240-215 240-123 0-218-105-218-240 0-136 95-239 218-239z">
          <text:p/>
        </draw:path>
        <draw:polygon draw:style-name="gr8" draw:text-style-name="P1" draw:layer="layout" svg:width="0cm" svg:height="0cm" svg:x="17.285cm" svg:y="8.231cm" svg:viewBox="0 0 0 0" draw:points="0,0">
          <text:p/>
        </draw:polygon>
        <draw:polygon draw:style-name="gr8" draw:text-style-name="P1" draw:layer="layout" svg:width="0cm" svg:height="0cm" svg:x="17.717cm" svg:y="8.712cm" svg:viewBox="0 0 0 0" draw:points="0,0">
          <text:p/>
        </draw:polygon>
        <draw:path draw:style-name="gr7" draw:text-style-name="P6" draw:layer="layout" svg:width="0.431cm" svg:height="0.478cm" svg:x="17.5cm" svg:y="17.7cm" svg:viewBox="0 0 432 479" svg:d="M217 0c121 0 215 105 215 240s-94 239-215 239c-122 0-217-104-217-239s95-240 217-240zM0 0zM432 479z">
          <text:p/>
        </draw:path>
        <draw:path draw:style-name="gr8" draw:text-style-name="P1" draw:layer="layout" svg:width="0.431cm" svg:height="0.478cm" svg:x="17.5cm" svg:y="17.7cm" svg:viewBox="0 0 432 479" svg:d="M217 0c121 0 215 105 215 240s-94 239-215 239c-122 0-217-104-217-239s95-240 217-240z">
          <text:p/>
        </draw:path>
        <draw:polygon draw:style-name="gr8" draw:text-style-name="P1" draw:layer="layout" svg:width="0cm" svg:height="0cm" svg:x="17.5cm" svg:y="17.7cm" svg:viewBox="0 0 0 0" draw:points="0,0">
          <text:p/>
        </draw:polygon>
        <draw:polygon draw:style-name="gr8" draw:text-style-name="P1" draw:layer="layout" svg:width="0cm" svg:height="0cm" svg:x="18.031cm" svg:y="18.2cm" svg:viewBox="0 0 0 0" draw:points="0,0">
          <text:p/>
        </draw:polygon>
        <draw:path draw:style-name="gr7" draw:text-style-name="P6" draw:layer="layout" svg:width="0.432cm" svg:height="0.483cm" svg:x="9.267cm" svg:y="17.7cm" svg:viewBox="0 0 433 484" svg:d="M218 0c120 0 215 103 215 239s-95 245-215 245c-121 0-218-109-218-245s97-239 218-239zM0 0zM433 484z">
          <text:p/>
        </draw:path>
        <draw:path draw:style-name="gr8" draw:text-style-name="P1" draw:layer="layout" svg:width="0.432cm" svg:height="0.483cm" svg:x="9.267cm" svg:y="17.7cm" svg:viewBox="0 0 433 484" svg:d="M218 0c120 0 215 103 215 239s-95 245-215 245c-121 0-218-109-218-245s97-239 218-239z">
          <text:p/>
        </draw:path>
        <draw:polygon draw:style-name="gr8" draw:text-style-name="P1" draw:layer="layout" svg:width="0cm" svg:height="0cm" svg:x="9.267cm" svg:y="17.7cm" svg:viewBox="0 0 0 0" draw:points="0,0">
          <text:p/>
        </draw:polygon>
        <draw:polygon draw:style-name="gr8" draw:text-style-name="P1" draw:layer="layout" svg:width="0cm" svg:height="0cm" svg:x="9.699cm" svg:y="18.183cm" svg:viewBox="0 0 0 0" draw:points="0,0">
          <text:p/>
        </draw:polygon>
        <draw:path draw:style-name="gr7" draw:text-style-name="P6" draw:layer="layout" svg:width="0.432cm" svg:height="0.478cm" svg:x="9.209cm" svg:y="11.424cm" svg:viewBox="0 0 433 479" svg:d="M218 0c125 0 215 103 215 239 0 135-90 240-215 240-121 0-218-105-218-240 0-136 97-239 218-239zM0 0zM433 479z">
          <text:p/>
        </draw:path>
        <draw:path draw:style-name="gr8" draw:text-style-name="P1" draw:layer="layout" svg:width="0.432cm" svg:height="0.478cm" svg:x="9.209cm" svg:y="11.424cm" svg:viewBox="0 0 433 479" svg:d="M218 0c125 0 215 103 215 239 0 135-90 240-215 240-121 0-218-105-218-240 0-136 97-239 218-239z">
          <text:p/>
        </draw:path>
        <draw:polygon draw:style-name="gr8" draw:text-style-name="P1" draw:layer="layout" svg:width="0cm" svg:height="0cm" svg:x="9.209cm" svg:y="11.424cm" svg:viewBox="0 0 0 0" draw:points="0,0">
          <text:p/>
        </draw:polygon>
        <draw:polygon draw:style-name="gr8" draw:text-style-name="P1" draw:layer="layout" svg:width="0cm" svg:height="0cm" svg:x="9.641cm" svg:y="11.901cm" svg:viewBox="0 0 0 0" draw:points="0,0">
          <text:p/>
        </draw:polygon>
        <draw:frame draw:style-name="gr14" draw:text-style-name="P8" draw:layer="layout" svg:width="0.4cm" svg:height="0.712cm" svg:x="20.1cm" svg:y="16.8cm">
          <draw:text-box>
            <text:p text:style-name="P7"><text:span text:style-name="T2">-</text:span></text:p>
          </draw:text-box>
        </draw:frame>
        <draw:frame draw:style-name="gr9" draw:text-style-name="P8" draw:layer="layout" svg:width="0.776cm" svg:height="0.909cm" svg:x="22.42cm" svg:y="3.7cm">
          <draw:text-box>
            <text:p text:style-name="P7"><text:span text:style-name="T2">V</text:span></text:p>
          </draw:text-box>
        </draw:frame>
        <draw:frame draw:style-name="gr15" draw:text-style-name="P9" draw:layer="layout" svg:width="0.654cm" svg:height="0.526cm" svg:x="22.938cm" svg:y="4.281cm">
          <draw:text-box>
            <text:p text:style-name="P7"><text:span text:style-name="T3">CC</text:span></text:p>
          </draw:text-box>
        </draw:frame>
        <draw:frame draw:style-name="gr16" draw:text-style-name="P8" draw:layer="layout" svg:width="0.776cm" svg:height="0.908cm" svg:x="16.435cm" svg:y="5.152cm">
          <draw:text-box>
            <text:p text:style-name="P7"><text:span text:style-name="T2">R</text:span></text:p>
          </draw:text-box>
        </draw:frame>
        <draw:polyline draw:style-name="gr1" draw:text-style-name="P1" draw:layer="layout" svg:width="0.026cm" svg:height="1.707cm" svg:x="15.497cm" svg:y="6.735cm" svg:viewBox="0 0 27 1708" draw:points="27,1708 27,857 0,857 0,0">
          <text:p/>
        </draw:polyline>
        <draw:line draw:style-name="gr3" draw:text-style-name="P1" draw:layer="layout" svg:x1="15.575cm" svg:y1="6.736cm" svg:x2="15.119cm" svg:y2="6.575cm">
          <text:p/>
        </draw:line>
        <draw:line draw:style-name="gr3" draw:text-style-name="P1" draw:layer="layout" svg:x1="16.015cm" svg:y1="6.229cm" svg:x2="15.119cm" svg:y2="6.579cm">
          <text:p/>
        </draw:line>
        <draw:line draw:style-name="gr3" draw:text-style-name="P1" draw:layer="layout" svg:x1="16.032cm" svg:y1="5.556cm" svg:x2="15.103cm" svg:y2="5.214cm">
          <text:p/>
        </draw:line>
        <draw:line draw:style-name="gr3" draw:text-style-name="P1" draw:layer="layout" svg:x1="16.038cm" svg:y1="6.246cm" svg:x2="15.107cm" svg:y2="5.908cm">
          <text:p/>
        </draw:line>
        <draw:line draw:style-name="gr3" draw:text-style-name="P1" draw:layer="layout" svg:x1="16.026cm" svg:y1="5.539cm" svg:x2="15.132cm" svg:y2="5.889cm">
          <text:p/>
        </draw:line>
        <draw:line draw:style-name="gr3" draw:text-style-name="P1" draw:layer="layout" svg:x1="15.993cm" svg:y1="4.857cm" svg:x2="15.1cm" svg:y2="5.207cm">
          <text:p/>
        </draw:line>
        <draw:line draw:style-name="gr3" draw:text-style-name="P1" draw:layer="layout" svg:x1="15.948cm" svg:y1="4.865cm" svg:x2="15.492cm" svg:y2="4.7cm">
          <text:p/>
        </draw:line>
        <draw:frame draw:style-name="gr17" draw:text-style-name="P9" draw:layer="layout" svg:width="0.781cm" svg:height="0.526cm" svg:x="16.996cm" svg:y="5.731cm">
          <draw:text-box>
            <text:p text:style-name="P7"><text:span text:style-name="T3">OUT</text:span></text:p>
          </draw:text-box>
        </draw:frame>
        <draw:polygon draw:style-name="gr8" draw:text-style-name="P1" draw:layer="layout" svg:width="0cm" svg:height="0cm" svg:x="5.4cm" svg:y="12.5cm" svg:viewBox="0 0 0 0" draw:points="0,0">
          <text:p/>
        </draw:polygon>
        <draw:polygon draw:style-name="gr8" draw:text-style-name="P1" draw:layer="layout" svg:width="0cm" svg:height="0cm" svg:x="6.09cm" svg:y="15.373cm" svg:viewBox="0 0 0 0" draw:points="0,0">
          <text:p/>
        </draw:polygon>
        <draw:polygon draw:style-name="gr8" draw:text-style-name="P1" draw:layer="layout" svg:width="0cm" svg:height="0cm" svg:x="18.045cm" svg:y="12.414cm" svg:viewBox="0 0 0 0" draw:points="0,0">
          <text:p/>
        </draw:polygon>
        <draw:line draw:style-name="gr18" draw:text-style-name="P1" draw:layer="layout" svg:x1="16.007cm" svg:y1="9.032cm" svg:x2="16.007cm" svg:y2="10.094cm">
          <text:p/>
        </draw:line>
        <draw:polygon draw:style-name="gr6" draw:text-style-name="P5" draw:layer="layout" svg:width="0.367cm" svg:height="0.572cm" svg:x="15.832cm" svg:y="10cm" svg:viewBox="0 0 368 573" draw:points="182,573 368,0 0,0">
          <text:p/>
        </draw:polygon>
        <draw:frame draw:style-name="gr9" draw:text-style-name="P8" draw:layer="layout" svg:width="0.776cm" svg:height="0.909cm" svg:x="16.188cm" svg:y="9.019cm">
          <draw:text-box>
            <text:p text:style-name="P7"><text:span text:style-name="T2">I</text:span></text:p>
          </draw:text-box>
        </draw:frame>
        <draw:line draw:style-name="gr18" draw:text-style-name="P1" draw:layer="layout" svg:x1="12.97cm" svg:y1="12.32cm" svg:x2="11.718cm" svg:y2="12.32cm">
          <text:p/>
        </draw:line>
        <draw:polygon draw:style-name="gr6" draw:text-style-name="P5" draw:layer="layout" svg:width="0.552cm" svg:height="0.383cm" svg:x="11.192cm" svg:y="12.131cm" svg:viewBox="0 0 553 384" draw:points="0,190 553,384 553,0">
          <text:p/>
        </draw:polygon>
        <draw:line draw:style-name="gr18" draw:text-style-name="P1" draw:layer="layout" svg:x1="14.975cm" svg:y1="13.964cm" svg:x2="14.975cm" svg:y2="15.716cm">
          <text:p/>
        </draw:line>
        <draw:polygon draw:style-name="gr6" draw:text-style-name="P5" draw:layer="layout" svg:width="0.367cm" svg:height="0.576cm" svg:x="14.793cm" svg:y="15.689cm" svg:viewBox="0 0 368 577" draw:points="181,577 368,0 0,0">
          <text:p/>
        </draw:polygon>
        <draw:frame draw:style-name="gr11" draw:text-style-name="P9" draw:layer="layout" svg:width="0.448cm" svg:height="0.526cm" svg:x="16.408cm" svg:y="9.594cm">
          <draw:text-box>
            <text:p text:style-name="P7"><text:span text:style-name="T3">E</text:span></text:p>
          </draw:text-box>
        </draw:frame>
        <draw:frame draw:style-name="gr9" draw:text-style-name="P8" draw:layer="layout" svg:width="0.776cm" svg:height="0.909cm" svg:x="11.874cm" svg:y="12.695cm">
          <draw:text-box>
            <text:p text:style-name="P7"><text:span text:style-name="T2">I</text:span></text:p>
          </draw:text-box>
        </draw:frame>
        <draw:frame draw:style-name="gr11" draw:text-style-name="P9" draw:layer="layout" svg:width="0.448cm" svg:height="0.526cm" svg:x="12.09cm" svg:y="13.27cm">
          <draw:text-box>
            <text:p text:style-name="P7"><text:span text:style-name="T3">B</text:span></text:p>
          </draw:text-box>
        </draw:frame>
        <draw:frame draw:style-name="gr10" draw:text-style-name="P8" draw:layer="layout" svg:width="0.777cm" svg:height="0.909cm" svg:x="14.323cm" svg:y="14.482cm">
          <draw:text-box>
            <text:p text:style-name="P7"><text:span text:style-name="T2">I</text:span></text:p>
          </draw:text-box>
        </draw:frame>
        <draw:frame draw:style-name="gr11" draw:text-style-name="P9" draw:layer="layout" svg:width="0.448cm" svg:height="0.526cm" svg:x="14.539cm" svg:y="15.058cm">
          <draw:text-box>
            <text:p text:style-name="P7"><text:span text:style-name="T3">C</text:span></text:p>
          </draw:text-box>
        </draw:frame>
        <draw:frame draw:style-name="gr19" draw:text-style-name="P10" draw:layer="layout" svg:width="5.3cm" svg:height="2.6cm" svg:x="8.5cm" svg:y="10.5cm">
          <draw:text-box>
            <text:p>coll</text:p>
          </draw:text-box>
        </draw:frame>
        <draw:frame draw:style-name="gr20" draw:text-style-name="P10" draw:layer="layout" svg:width="2.2cm" svg:height="0.962cm" svg:x="16.4cm" svg:y="7.3cm">
          <draw:text-box>
            <text:p>emit2</text:p>
          </draw:text-box>
        </draw:frame>
        <draw:frame draw:style-name="gr19" draw:text-style-name="P10" draw:layer="layout" svg:width="5.3cm" svg:height="2.6cm" svg:x="21cm" svg:y="2.7cm">
          <draw:text-box>
            <text:p>vcc</text:p>
          </draw:text-box>
        </draw:frame>
        <draw:line draw:style-name="gr2" draw:text-style-name="P2" draw:layer="layout" svg:x1="17.709cm" svg:y1="8.495cm" svg:x2="17.709cm" svg:y2="9.995cm">
          <text:p/>
        </draw:line>
        <draw:g>
          <draw:line draw:style-name="gr21" draw:text-style-name="P11" draw:layer="layout" svg:x1="17cm" svg:y1="10.742cm" svg:x2="18.4cm" svg:y2="10.742cm">
            <text:p/>
          </draw:line>
          <draw:line draw:style-name="gr21" draw:text-style-name="P11" draw:layer="layout" svg:x1="17cm" svg:y1="10.742cm" svg:x2="18.4cm" svg:y2="10.742cm">
            <text:p/>
          </draw:line>
          <draw:line draw:style-name="gr21" draw:text-style-name="P11" draw:layer="layout" svg:x1="17cm" svg:y1="11.371cm" svg:x2="18.4cm" svg:y2="11.371cm">
            <text:p/>
          </draw:line>
          <draw:line draw:style-name="gr21" draw:text-style-name="P11" draw:layer="layout" svg:x1="17.69cm" svg:y1="12.221cm" svg:x2="17.701cm" svg:y2="11.366cm">
            <text:p/>
          </draw:line>
          <draw:line draw:style-name="gr21" draw:text-style-name="P11" draw:layer="layout" svg:x1="17.69cm" svg:y1="10.755cm" svg:x2="17.701cm" svg:y2="9.9cm">
            <text:p/>
          </draw:line>
        </draw:g>
        <draw:frame draw:style-name="gr22" draw:text-style-name="P8" draw:layer="layout" svg:width="0.506cm" svg:height="0.712cm" svg:x="18.253cm" svg:y="14.88cm">
          <draw:text-box>
            <text:p text:style-name="P7"><text:span text:style-name="T2">R</text:span></text:p>
          </draw:text-box>
        </draw:frame>
        <draw:line draw:style-name="gr3" draw:text-style-name="P1" draw:layer="layout" svg:x1="17.74cm" svg:y1="16.099cm" svg:x2="17.414cm" svg:y2="15.949cm">
          <text:p/>
        </draw:line>
        <draw:line draw:style-name="gr3" draw:text-style-name="P1" draw:layer="layout" svg:x1="18.055cm" svg:y1="15.627cm" svg:x2="17.414cm" svg:y2="15.954cm">
          <text:p/>
        </draw:line>
        <draw:line draw:style-name="gr3" draw:text-style-name="P1" draw:layer="layout" svg:x1="18.066cm" svg:y1="15cm" svg:x2="17.402cm" svg:y2="14.68cm">
          <text:p/>
        </draw:line>
        <draw:line draw:style-name="gr3" draw:text-style-name="P1" draw:layer="layout" svg:x1="18.07cm" svg:y1="15.642cm" svg:x2="17.404cm" svg:y2="15.327cm">
          <text:p/>
        </draw:line>
        <draw:line draw:style-name="gr3" draw:text-style-name="P1" draw:layer="layout" svg:x1="18.062cm" svg:y1="14.983cm" svg:x2="17.423cm" svg:y2="15.31cm">
          <text:p/>
        </draw:line>
        <draw:line draw:style-name="gr3" draw:text-style-name="P1" draw:layer="layout" svg:x1="18.038cm" svg:y1="14.347cm" svg:x2="17.4cm" svg:y2="14.674cm">
          <text:p/>
        </draw:line>
        <draw:line draw:style-name="gr3" draw:text-style-name="P1" draw:layer="layout" svg:x1="18.006cm" svg:y1="14.355cm" svg:x2="17.68cm" svg:y2="14.2cm">
          <text:p/>
        </draw:line>
        <draw:frame draw:style-name="gr23" draw:text-style-name="P9" draw:layer="layout" svg:width="0.51cm" svg:height="0.412cm" svg:x="18.7cm" svg:y="15.3cm">
          <draw:text-box>
            <text:p text:style-name="P7"><text:span text:style-name="T3">L</text:span></text:p>
          </draw:text-box>
        </draw:frame>
        <draw:line draw:style-name="gr2" draw:text-style-name="P2" draw:layer="layout" svg:x1="17.7cm" svg:y1="12.2cm" svg:x2="17.7cm" svg:y2="14.2cm">
          <text:p/>
        </draw:line>
        <draw:frame draw:style-name="gr22" draw:text-style-name="P8" draw:layer="layout" svg:width="0.506cm" svg:height="0.712cm" svg:x="18.8cm" svg:y="10.668cm">
          <draw:text-box>
            <text:p text:style-name="P7"><text:span text:style-name="T2">C</text:span></text:p>
          </draw:text-box>
        </draw:frame>
        <draw:frame draw:style-name="gr23" draw:text-style-name="P9" draw:layer="layout" svg:width="0.51cm" svg:height="0.412cm" svg:x="19.247cm" svg:y="11.088cm">
          <draw:text-box>
            <text:p text:style-name="P7"><text:span text:style-name="T3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9:28:34.904083359</meta:creation-date>
    <dc:date>2021-05-17T16:06:35.656792221</dc:date>
    <meta:editing-duration>PT1H59M54S</meta:editing-duration>
    <meta:editing-cycles>8</meta:editing-cycles>
    <meta:generator>LibreOffice/6.4.6.2$Linux_X86_64 LibreOffice_project/40$Build-2</meta:generator>
    <meta:document-statistic meta:object-count="102"/>
  </office:meta>
</office:document-meta>
</file>